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  <table:table-cell/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Build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Builder.Inte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  <table:table-cell/>
        </table:table-row>
        <table:table-row table:style-name="ro1">
          <table:table-cell office:value-type="string" calcext:value-type="string">
            <text:p>Test.Instances.Common.Claus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s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est.Instances.Common.Literal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Sig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Variabl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Variabl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arse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in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x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Config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Config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ommon.Claus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ommon.Claus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ommon.Liter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Soluti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Solution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Solution.Instances</text:p>
          </table:table-cell>
          <table:table-cell table:number-columns-repeated="11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.Solution.Instances.CNF</text:p>
          </table:table-cell>
          <table:table-cell table:number-columns-repeated="11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13:25:08.080007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30T15:01:28.499260425</dc:date>
    <meta:editing-duration>PT7H6M38S</meta:editing-duration>
    <meta:editing-cycles>28</meta:editing-cycles>
    <meta:generator>LibreOffice/4.2.8.2$Linux_X86_64 LibreOffice_project/420m0$Build-2</meta:generator>
    <meta:document-statistic meta:table-count="1" meta:cell-count="1104" meta:object-count="0"/>
  </office:meta>
</office:document-meta>
</file>